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71524a" officeooo:paragraph-rsid="0071524a"/>
    </style:style>
    <style:style style:name="P25" style:family="paragraph" style:parent-style-name="Standard">
      <style:text-properties officeooo:rsid="007fa34e" officeooo:paragraph-rsid="007fa34e"/>
    </style:style>
    <style:style style:name="P26" style:family="paragraph" style:parent-style-name="Standard">
      <style:text-properties officeooo:rsid="00978961" officeooo:paragraph-rsid="00978961"/>
    </style:style>
    <style:style style:name="P27" style:family="paragraph" style:parent-style-name="Standard">
      <style:text-properties officeooo:rsid="009eebd4" officeooo:paragraph-rsid="009eebd4"/>
    </style:style>
    <style:style style:name="P28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0" style:family="paragraph" style:parent-style-name="Standard" style:list-style-name="List_20_1">
      <style:text-properties officeooo:rsid="000f75ac" officeooo:paragraph-rsid="000f75ac"/>
    </style:style>
    <style:style style:name="P31" style:family="paragraph" style:parent-style-name="Standard" style:list-style-name="List_20_1">
      <style:text-properties officeooo:rsid="0015b38c" officeooo:paragraph-rsid="0015b38c"/>
    </style:style>
    <style:style style:name="P32" style:family="paragraph" style:parent-style-name="Standard" style:list-style-name="List_20_1">
      <style:text-properties officeooo:rsid="003c646f" officeooo:paragraph-rsid="003c646f"/>
    </style:style>
    <style:style style:name="P33" style:family="paragraph" style:parent-style-name="Standard" style:list-style-name="List_20_1">
      <style:text-properties officeooo:rsid="003b42ec" officeooo:paragraph-rsid="003b42ec"/>
    </style:style>
    <style:style style:name="P34" style:family="paragraph" style:parent-style-name="Standard" style:list-style-name="List_20_1">
      <style:text-properties officeooo:rsid="001443b2" officeooo:paragraph-rsid="001443b2"/>
    </style:style>
    <style:style style:name="P35" style:family="paragraph" style:parent-style-name="Standard" style:list-style-name="List_20_1">
      <style:text-properties officeooo:rsid="002a50a8" officeooo:paragraph-rsid="002a50a8"/>
    </style:style>
    <style:style style:name="P36" style:family="paragraph" style:parent-style-name="Standard" style:list-style-name="List_20_1">
      <style:text-properties officeooo:rsid="0039f71a" officeooo:paragraph-rsid="0039f71a"/>
    </style:style>
    <style:style style:name="P37" style:family="paragraph" style:parent-style-name="Standard" style:list-style-name="List_20_1">
      <style:text-properties officeooo:rsid="003e3161" officeooo:paragraph-rsid="003e3161"/>
    </style:style>
    <style:style style:name="P38" style:family="paragraph" style:parent-style-name="Standard" style:list-style-name="List_20_1">
      <style:text-properties officeooo:rsid="0040125c" officeooo:paragraph-rsid="0040125c"/>
    </style:style>
    <style:style style:name="P39" style:family="paragraph" style:parent-style-name="Standard" style:list-style-name="List_20_1">
      <style:text-properties officeooo:rsid="0019de36" officeooo:paragraph-rsid="0019de36"/>
    </style:style>
    <style:style style:name="P40" style:family="paragraph" style:parent-style-name="Standard" style:list-style-name="List_20_1">
      <style:text-properties officeooo:rsid="001baff2" officeooo:paragraph-rsid="001baff2"/>
    </style:style>
    <style:style style:name="P41" style:family="paragraph" style:parent-style-name="Standard" style:list-style-name="List_20_1">
      <style:text-properties officeooo:rsid="008b1e1d" officeooo:paragraph-rsid="008b1e1d"/>
    </style:style>
    <style:style style:name="P42" style:family="paragraph" style:parent-style-name="Standard" style:list-style-name="List_20_1">
      <style:text-properties officeooo:rsid="008c419e" officeooo:paragraph-rsid="008c419e"/>
    </style:style>
    <style:style style:name="P43" style:family="paragraph" style:parent-style-name="Standard" style:list-style-name="List_20_1">
      <style:text-properties officeooo:rsid="00899f47" officeooo:paragraph-rsid="00899f47"/>
    </style:style>
    <style:style style:name="P44" style:family="paragraph" style:parent-style-name="Standard" style:list-style-name="List_20_1">
      <style:text-properties officeooo:rsid="001e5d97" officeooo:paragraph-rsid="001e5d97"/>
    </style:style>
    <style:style style:name="P45" style:family="paragraph" style:parent-style-name="Standard" style:list-style-name="List_20_1">
      <style:text-properties officeooo:rsid="00212ec9" officeooo:paragraph-rsid="00212ec9"/>
    </style:style>
    <style:style style:name="P46" style:family="paragraph" style:parent-style-name="Standard" style:list-style-name="List_20_1">
      <style:text-properties officeooo:rsid="004c2cd5" officeooo:paragraph-rsid="004c2cd5"/>
    </style:style>
    <style:style style:name="P47" style:family="paragraph" style:parent-style-name="Standard" style:list-style-name="List_20_1">
      <style:text-properties officeooo:rsid="002a5eb0" officeooo:paragraph-rsid="002a5eb0"/>
    </style:style>
    <style:style style:name="P48" style:family="paragraph" style:parent-style-name="Standard" style:list-style-name="List_20_1">
      <style:text-properties officeooo:rsid="002ba2e0" officeooo:paragraph-rsid="002ba2e0"/>
    </style:style>
    <style:style style:name="P49" style:family="paragraph" style:parent-style-name="Standard" style:list-style-name="List_20_1">
      <style:text-properties officeooo:rsid="00417a2a" officeooo:paragraph-rsid="00417a2a"/>
    </style:style>
    <style:style style:name="P50" style:family="paragraph" style:parent-style-name="Standard" style:list-style-name="List_20_1">
      <style:text-properties officeooo:rsid="0054cee8" officeooo:paragraph-rsid="0054cee8"/>
    </style:style>
    <style:style style:name="P51" style:family="paragraph" style:parent-style-name="Standard" style:list-style-name="List_20_1">
      <style:text-properties officeooo:rsid="00241e75" officeooo:paragraph-rsid="00241e75"/>
    </style:style>
    <style:style style:name="P52" style:family="paragraph" style:parent-style-name="Standard" style:list-style-name="List_20_1">
      <style:text-properties officeooo:rsid="0030c4d9" officeooo:paragraph-rsid="0030c4d9"/>
    </style:style>
    <style:style style:name="P53" style:family="paragraph" style:parent-style-name="Standard" style:list-style-name="List_20_1">
      <style:text-properties officeooo:rsid="002955c4" officeooo:paragraph-rsid="002955c4"/>
    </style:style>
    <style:style style:name="P54" style:family="paragraph" style:parent-style-name="Standard" style:list-style-name="List_20_1">
      <style:text-properties officeooo:rsid="00365c38" officeooo:paragraph-rsid="00365c38"/>
    </style:style>
    <style:style style:name="P55" style:family="paragraph" style:parent-style-name="Standard" style:list-style-name="List_20_1">
      <style:text-properties officeooo:rsid="00383a66" officeooo:paragraph-rsid="00383a66"/>
    </style:style>
    <style:style style:name="P56" style:family="paragraph" style:parent-style-name="Standard" style:list-style-name="List_20_1">
      <style:text-properties officeooo:rsid="00b5d1b5" officeooo:paragraph-rsid="00b5d1b5"/>
    </style:style>
    <style:style style:name="P57" style:family="paragraph" style:parent-style-name="Standard" style:list-style-name="List_20_1">
      <style:text-properties officeooo:rsid="005873b4" officeooo:paragraph-rsid="005873b4"/>
    </style:style>
    <style:style style:name="P58" style:family="paragraph" style:parent-style-name="Standard" style:list-style-name="List_20_1">
      <style:text-properties officeooo:rsid="005ea7a3" officeooo:paragraph-rsid="005ea7a3"/>
    </style:style>
    <style:style style:name="P59" style:family="paragraph" style:parent-style-name="Standard" style:list-style-name="List_20_1">
      <style:text-properties officeooo:rsid="005b8971" officeooo:paragraph-rsid="005b8971"/>
    </style:style>
    <style:style style:name="P60" style:family="paragraph" style:parent-style-name="Standard" style:list-style-name="List_20_1">
      <style:text-properties officeooo:rsid="005b94f0" officeooo:paragraph-rsid="005b94f0"/>
    </style:style>
    <style:style style:name="P61" style:family="paragraph" style:parent-style-name="Standard" style:list-style-name="List_20_1">
      <style:text-properties officeooo:rsid="005c84aa" officeooo:paragraph-rsid="005c84aa"/>
    </style:style>
    <style:style style:name="P62" style:family="paragraph" style:parent-style-name="Standard" style:list-style-name="List_20_1">
      <style:text-properties officeooo:rsid="0060872e" officeooo:paragraph-rsid="0060872e"/>
    </style:style>
    <style:style style:name="P63" style:family="paragraph" style:parent-style-name="Standard" style:list-style-name="List_20_1">
      <style:text-properties officeooo:rsid="0095954c" officeooo:paragraph-rsid="009ca9f2"/>
    </style:style>
    <style:style style:name="P64" style:family="paragraph" style:parent-style-name="Standard" style:list-style-name="List_20_1">
      <style:text-properties officeooo:rsid="0063f05d" officeooo:paragraph-rsid="0063f05d"/>
    </style:style>
    <style:style style:name="P65" style:family="paragraph" style:parent-style-name="Standard" style:list-style-name="List_20_1">
      <style:text-properties officeooo:rsid="006fc85b" officeooo:paragraph-rsid="006fc85b"/>
    </style:style>
    <style:style style:name="P66" style:family="paragraph" style:parent-style-name="Standard" style:list-style-name="List_20_1">
      <style:text-properties officeooo:rsid="006fc85b" officeooo:paragraph-rsid="007724bd"/>
    </style:style>
    <style:style style:name="P67" style:family="paragraph" style:parent-style-name="Standard" style:list-style-name="List_20_1">
      <style:text-properties officeooo:rsid="006fc85b" officeooo:paragraph-rsid="007979c0"/>
    </style:style>
    <style:style style:name="P68" style:family="paragraph" style:parent-style-name="Standard" style:list-style-name="List_20_1">
      <style:text-properties officeooo:rsid="006fc85b" officeooo:paragraph-rsid="007c9199"/>
    </style:style>
    <style:style style:name="P69" style:family="paragraph" style:parent-style-name="Standard" style:list-style-name="List_20_1">
      <style:text-properties officeooo:rsid="006fc85b" officeooo:paragraph-rsid="00842f00"/>
    </style:style>
    <style:style style:name="P70" style:family="paragraph" style:parent-style-name="Standard" style:list-style-name="List_20_1">
      <style:text-properties officeooo:rsid="006fc85b" officeooo:paragraph-rsid="0098fba2"/>
    </style:style>
    <style:style style:name="P71" style:family="paragraph" style:parent-style-name="Standard" style:list-style-name="List_20_1">
      <style:text-properties officeooo:rsid="0071524a" officeooo:paragraph-rsid="0071524a"/>
    </style:style>
    <style:style style:name="P72" style:family="paragraph" style:parent-style-name="Standard" style:list-style-name="List_20_1">
      <style:text-properties officeooo:rsid="007c9199" officeooo:paragraph-rsid="007c9199"/>
    </style:style>
    <style:style style:name="P73" style:family="paragraph" style:parent-style-name="Standard" style:list-style-name="List_20_1">
      <style:text-properties officeooo:rsid="008240d5" officeooo:paragraph-rsid="008240d5"/>
    </style:style>
    <style:style style:name="P74" style:family="paragraph" style:parent-style-name="Standard" style:list-style-name="List_20_1">
      <style:text-properties officeooo:rsid="009220d2" officeooo:paragraph-rsid="009220d2"/>
    </style:style>
    <style:style style:name="P75" style:family="paragraph" style:parent-style-name="Standard" style:list-style-name="List_20_1">
      <style:text-properties officeooo:rsid="00978961" officeooo:paragraph-rsid="00978961"/>
    </style:style>
    <style:style style:name="P76" style:family="paragraph" style:parent-style-name="Standard" style:list-style-name="List_20_1">
      <style:text-properties officeooo:rsid="00afc89a" officeooo:paragraph-rsid="00afc89a"/>
    </style:style>
    <style:style style:name="P77" style:family="paragraph" style:parent-style-name="Standard" style:list-style-name="List_20_1">
      <style:text-properties officeooo:rsid="0052f085" officeooo:paragraph-rsid="00474ae6"/>
    </style:style>
    <style:style style:name="P78" style:family="paragraph" style:parent-style-name="Standard" style:list-style-name="List_20_1">
      <style:text-properties officeooo:rsid="0052f085" officeooo:paragraph-rsid="0052f085"/>
    </style:style>
    <style:style style:name="P79" style:family="paragraph" style:parent-style-name="Standard" style:list-style-name="List_20_1">
      <style:text-properties officeooo:rsid="005324a1" officeooo:paragraph-rsid="005324a1"/>
    </style:style>
    <style:style style:name="P80" style:family="paragraph" style:parent-style-name="Standard" style:list-style-name="List_20_1">
      <style:text-properties officeooo:rsid="005324a1" officeooo:paragraph-rsid="00ba106e"/>
    </style:style>
    <style:style style:name="P81" style:family="paragraph" style:parent-style-name="Standard" style:list-style-name="List_20_1">
      <style:text-properties officeooo:rsid="0068aa46" officeooo:paragraph-rsid="0068aa46"/>
    </style:style>
    <style:style style:name="P82" style:family="paragraph" style:parent-style-name="Standard" style:list-style-name="List_20_1">
      <style:text-properties officeooo:rsid="00c1bc2b" officeooo:paragraph-rsid="00c1bc2b"/>
    </style:style>
    <style:style style:name="P83" style:family="paragraph" style:parent-style-name="Standard" style:list-style-name="List_20_1">
      <style:text-properties officeooo:rsid="00c67d16" officeooo:paragraph-rsid="00c67d1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58636551" text:style-name="List_20_1">
        <text:list-item>
          <text:p text:style-name="P30">Create a content management system (blog) whose content may be viewed by any member of the public</text:p>
        </text:list-item>
      </text:list>
      <text:p text:style-name="P3">Content Viewer</text:p>
      <text:list xml:id="list9473621892603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The <text:span text:style-name="T5">content </text:span>viewer will be in the form of a website.</text:p>
                        </text:list-item>
                        <text:list-item>
                          <text:p text:style-name="P31">The website will only be used for searching posts, viewing posts and adding comments</text:p>
                        </text:list-item>
                        <text:list-item>
                          <text:p text:style-name="P32">Users may only view published posts</text:p>
                        </text:list-item>
                        <text:list-item>
                          <text:p text:style-name="P32">Authors may preview posts prior to publishing them</text:p>
                        </text:list-item>
                        <text:list-item>
                          <text:p text:style-name="P33">Posts can be searched by category, subcategory and (maybe tags)</text:p>
                        </text:list-item>
                        <text:list-item>
                          <text:p text:style-name="P30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0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0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34">Only text comments may be posted by the user </text:p>
                        </text:list-item>
                        <text:list-item>
                          <text:p text:style-name="P34">Comments will only show once they have been approved by an adminstrator <text:span text:style-name="T6">or author</text:span></text:p>
                        </text:list-item>
                        <text:list-item>
                          <text:p text:style-name="P35">The website will be created using Blazor Web App .Net 8</text:p>
                        </text:list-item>
                        <text:list-item>
                          <text:p text:style-name="P36">The site will be styled using Bootstrap 5</text:p>
                        </text:list-item>
                        <text:list-item>
                          <text:p text:style-name="P37">The user and or author will need login every time a browser session is started</text:p>
                        </text:list-item>
                        <text:list-item>
                          <text:p text:style-name="P3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473760267320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Content creation and administration will be done using a desktop app</text:p>
                        </text:list-item>
                        <text:list-item>
                          <text:p text:style-name="P3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0">To gain acces to the app, the admin and/or author will need to login</text:p>
                        </text:list-item>
                        <text:list-item>
                          <text:p text:style-name="P40">Several roles will be needed: administrator, author - <text:span text:style-name="T10">more may be added later</text:span></text:p>
                        </text:list-item>
                        <text:list-item>
                          <text:p text:style-name="P40">The administrator will have full access and permissions with the ability to added other administrators or authors</text:p>
                        </text:list-item>
                        <text:list-item>
                          <text:p text:style-name="P41">Categories and subcategories may only be added and edited by administrators</text:p>
                        </text:list-item>
                        <text:list-item>
                          <text:p text:style-name="P42">Authors can only see published categories and subcategories</text:p>
                        </text:list-item>
                        <text:list-item>
                          <text:p text:style-name="P40">The authors will only be able to create and edit <text:span text:style-name="T13">their own </text:span>content</text:p>
                        </text:list-item>
                        <text:list-item>
                          <text:p text:style-name="P43">Authors can add new tags or edit existing ones.</text:p>
                        </text:list-item>
                        <text:list-item>
                          <text:p text:style-name="P43">Authors may only use tags that they created</text:p>
                        </text:list-item>
                        <text:list-item>
                          <text:p text:style-name="P44">Each author or administrator will need their own copy of the desktop app</text:p>
                        </text:list-item>
                        <text:list-item>
                          <text:p text:style-name="P45">Content may be created using an external WYSIWYG editor – either commercial or open source and pasted into the content text area</text:p>
                        </text:list-item>
                        <text:list-item>
                          <text:p text:style-name="P4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4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47">The desktop app will be created using WPF</text:p>
                        </text:list-item>
                        <text:list-item>
                          <text:p text:style-name="P48">Accessing and saving any content will be through an ASP.Net WebAPI.</text:p>
                        </text:list-item>
                        <text:list-item>
                          <text:p text:style-name="P49">Comments that need approval may only be approved by the author of the post</text:p>
                        </text:list-item>
                        <text:list-item>
                          <text:p text:style-name="P50">An author added will be given a default password that he will need to change the first time he logs 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9473784141458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ll text content will be store in a sql server database</text:p>
                        </text:list-item>
                        <text:list-item>
                          <text:p text:style-name="P51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52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oft-page-break/></text:p>
      <text:p text:style-name="P5">Access control</text:p>
      <text:list xml:id="list9473665330986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82">Customs authentication and authorisation using Microsoft Identity <text:span text:style-name="T43">(JWT Tokens??)</text:span></text:p>
                        </text:list-item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473663488488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Content will be stored as a Post</text:p>
                        </text:list-item>
                        <text:list-item>
                          <text:p text:style-name="P54">A post will have one main category but can have several subcategories</text:p>
                        </text:list-item>
                        <text:list-item>
                          <text:p text:style-name="P54">A post can have tages associated with it</text:p>
                        </text:list-item>
                        <text:list-item>
                          <text:p text:style-name="P55">A post can also have comments added <text:span text:style-name="T20">2</text:span> levels deep</text:p>
                        </text:list-item>
                        <text:list-item>
                          <text:p text:style-name="P33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4737076384719" text:continue-numbering="true" text:style-name="List_20_1">
        <text:list-item>
          <text:p text:style-name="P56">Many posts can fall under a main category</text:p>
        </text:list-item>
        <text:list-item>
          <text:p text:style-name="P57">A post can only <text:span text:style-name="T40">foll under one</text:span> main category</text:p>
        </text:list-item>
        <text:list-item>
          <text:p text:style-name="P57">A post can have <text:span text:style-name="T19">none</text:span> or <text:span text:style-name="T19">many</text:span> subcategories</text:p>
        </text:list-item>
        <text:list-item>
          <text:p text:style-name="P57">A post can have none or many tags associated with it</text:p>
        </text:list-item>
        <text:list-item>
          <text:p text:style-name="P58">A post can have none or many images</text:p>
        </text:list-item>
        <text:list-item>
          <text:p text:style-name="P58">A post can have none or many videos</text:p>
        </text:list-item>
        <text:list-item>
          <text:p text:style-name="P59">A tag can be associated with none or many posts</text:p>
        </text:list-item>
        <text:list-item>
          <text:p text:style-name="P60">A post can have none or many comment<text:span text:style-name="T35">s</text:span></text:p>
        </text:list-item>
        <text:list-item>
          <text:p text:style-name="P60">A comment can have none or many replies</text:p>
        </text:list-item>
        <text:list-item>
          <text:p text:style-name="P61">A post has only one author</text:p>
        </text:list-item>
        <text:list-item>
          <text:p text:style-name="P61">An author can have none or many posts</text:p>
        </text:list-item>
        <text:list-item>
          <text:p text:style-name="P62">A <text:span text:style-name="T36">person</text:span> can have none or many comments</text:p>
        </text:list-item>
        <text:list-item>
          <text:p text:style-name="P63">A <text:span text:style-name="T36">person</text:span> can reply to none or many comments</text:p>
        </text:list-item>
        <text:list-item>
          <text:p text:style-name="P64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4737293020317" text:continue-numbering="true" text:style-name="List_20_1">
        <text:list-item>
          <text:p text:style-name="P65">Id – int</text:p>
        </text:list-item>
        <text:list-item>
          <text:p text:style-name="P65">Username – string</text:p>
        </text:list-item>
        <text:list-item>
          <text:p text:style-name="P65">Role – string</text:p>
        </text:list-item>
      </text:list>
      <text:p text:style-name="P21"/>
      <text:p text:style-name="P24">Post<text:span text:style-name="T29">s</text:span>:</text:p>
      <text:list xml:id="list94737391135419" text:continue-numbering="true" text:style-name="List_20_1">
        <text:list-item>
          <text:p text:style-name="P71">Id – int</text:p>
        </text:list-item>
        <text:list-item>
          <text:p text:style-name="P71">Title – string</text:p>
        </text:list-item>
        <text:list-item>
          <text:p text:style-name="P71">Summary – string</text:p>
        </text:list-item>
        <text:list-item>
          <text:p text:style-name="P71">PostContent – string</text:p>
        </text:list-item>
        <text:list-item>
          <text:p text:style-name="P71">CategoryId – int</text:p>
        </text:list-item>
        <text:list-item>
          <text:p text:style-name="P66">IsPublished – bool</text:p>
        </text:list-item>
        <text:list-item>
          <text:p text:style-name="P66">CreatedOn – DateTime</text:p>
        </text:list-item>
        <text:list-item>
          <text:p text:style-name="P66">LastModified – DateTime</text:p>
        </text:list-item>
        <text:list-item>
          <text:p text:style-name="P66">PublishedOn – DateTime</text:p>
        </text:list-item>
      </text:list>
      <text:p text:style-name="P21"/>
      <text:p text:style-name="P21">Categor<text:span text:style-name="T28">ies</text:span>:</text:p>
      <text:list xml:id="list94736866569202" text:continue-numbering="true" text:style-name="List_20_1">
        <text:list-item>
          <text:p text:style-name="P65">Id – int</text:p>
        </text:list-item>
        <text:list-item>
          <text:p text:style-name="P65"><text:span text:style-name="T34">Name</text:span> – string</text:p>
        </text:list-item>
        <text:list-item>
          <text:p text:style-name="P67">Description – string</text:p>
        </text:list-item>
        <text:list-item>
          <text:p text:style-name="P67"><text:soft-page-break/>IsPublished – bool</text:p>
        </text:list-item>
        <text:list-item>
          <text:p text:style-name="P67">CreatedOn – DateTime</text:p>
        </text:list-item>
        <text:list-item>
          <text:p text:style-name="P67">LastModified – DateTime</text:p>
        </text:list-item>
        <text:list-item>
          <text:p text:style-name="P67">PublishedOn – DateTime</text:p>
        </text:list-item>
        <text:list-item>
          <text:p text:style-name="P65">CreatedOn – DateTime</text:p>
        </text:list-item>
        <text:list-item>
          <text:p text:style-name="P65">LastModified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4737268183643" text:continue-numbering="true" text:style-name="List_20_1">
        <text:list-item>
          <text:p text:style-name="P68">Id – int</text:p>
        </text:list-item>
        <text:list-item>
          <text:p text:style-name="P72">PostId - int</text:p>
        </text:list-item>
        <text:list-item>
          <text:p text:style-name="P68"><text:span text:style-name="T33">Name</text:span> – string</text:p>
        </text:list-item>
        <text:list-item>
          <text:p text:style-name="P68">Description – string</text:p>
        </text:list-item>
        <text:list-item>
          <text:p text:style-name="P68">IsPublished – bool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  <text:list-item>
          <text:p text:style-name="P68">PublishedOn – DateTime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</text:list>
      <text:p text:style-name="P22"/>
      <text:p text:style-name="P25">Tags:</text:p>
      <text:list xml:id="list94737000845638" text:continue-numbering="true" text:style-name="List_20_1">
        <text:list-item>
          <text:p text:style-name="P73">Id – int</text:p>
        </text:list-item>
        <text:list-item>
          <text:p text:style-name="P73">PostId – int</text:p>
        </text:list-item>
        <text:list-item>
          <text:p text:style-name="P74">AuthorId - int</text:p>
        </text:list-item>
        <text:list-item>
          <text:p text:style-name="P73"><text:span text:style-name="T32">TagName</text:span> - <text:span text:style-name="T30">string</text:span>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</text:list>
      <text:p text:style-name="P23"/>
      <text:p text:style-name="P26">Comments:</text:p>
      <text:list xml:id="list94737943595796" text:continue-numbering="true" text:style-name="List_20_1">
        <text:list-item>
          <text:p text:style-name="P75">CommentId – int</text:p>
        </text:list-item>
        <text:list-item>
          <text:p text:style-name="P75">ParentId – int <text:span text:style-name="T38">(CommentId </text:span><text:span text:style-name="T39">used when replying to a comment)</text:span></text:p>
        </text:list-item>
        <text:list-item>
          <text:p text:style-name="P76">Level – bit (0 for initial comment, 1 for reply)</text:p>
        </text:list-item>
        <text:list-item>
          <text:p text:style-name="P75">PersonId – int</text:p>
        </text:list-item>
        <text:list-item>
          <text:p text:style-name="P75">CommentContent – string</text:p>
        </text:list-item>
        <text:list-item>
          <text:p text:style-name="P70">IsPublished – bool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  <text:list-item>
          <text:p text:style-name="P70">PublishedOn – DateTime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</text:list>
      <text:p text:style-name="P26"/>
      <text:p text:style-name="P13">Access Control Database</text:p>
      <text:p text:style-name="P28">Required admin detail: Required author detail: Email Address (username), password, first name, last name</text:p>
      <text:p text:style-name="P28">Required user detail: only need their email address (username) and a password;</text:p>
      <text:p text:style-name="P28">Required author detail: Email Address (username), password, first name, last name</text:p>
      <text:p text:style-name="P29">Default MS indentity tables will be used. Where applicable first name and last name fields will be added</text:p>
      <text:p text:style-name="P27"/>
      <text:p text:style-name="P26"/>
      <text:p text:style-name="P10"/>
      <text:p text:style-name="P10"><text:soft-page-break/>Action Plan</text:p>
      <text:p text:style-name="P18"/>
      <text:list xml:id="list94737045733702" text:continue-numbering="true" text:style-name="List_20_1">
        <text:list-item>
          <text:p text:style-name="P77">Create a github repository</text:p>
        </text:list-item>
        <text:list-item>
          <text:p text:style-name="P78">Create the project</text:p>
          <text:list>
            <text:list-item>
              <text:p text:style-name="P78">Will consist of:</text:p>
              <text:list>
                <text:list-item>
                  <text:p text:style-name="P79">Database Project for the content</text:p>
                </text:list-item>
                <text:list-item>
                  <text:p text:style-name="P79">The access control database will be be created using EF Codefirst inside the Blazor project</text:p>
                </text:list-item>
                <text:list-item>
                  <text:p text:style-name="P79">Models</text:p>
                </text:list-item>
                <text:list-item>
                  <text:p text:style-name="P79">DTOs</text:p>
                </text:list-item>
                <text:list-item>
                  <text:p text:style-name="P79">Repository – <text:span text:style-name="T18">Dapper will be used</text:span></text:p>
                </text:list-item>
                <text:list-item>
                  <text:p text:style-name="P80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80">Blazor <text:span text:style-name="T42">Server</text:span></text:p>
                </text:list-item>
                <text:list-item>
                  <text:p text:style-name="P83">WPF</text:p>
                </text:list-item>
              </text:list>
            </text:list-item>
          </text:list>
        </text:list-item>
        <text:list-item>
          <text:p text:style-name="P81">Create the content database</text:p>
        </text:list-item>
        <text:list-item>
          <text:p text:style-name="P81">Create the acces<text:span text:style-name="T44">s</text:span> control database</text:p>
        </text:list-item>
        <text:list-item>
          <text:p text:style-name="P81">Implement authentication and authorisation in the <text:span text:style-name="T23">blazor app – code first</text:span></text:p>
        </text:list-item>
        <text:list-item>
          <text:p text:style-name="P81">Implement authentication <text:span text:style-name="T22">and authorization </text:span>in the WebAPI and WPF app - <text:span text:style-name="T23">data first??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09:47:35.878000000</dc:date>
    <meta:editing-duration>PT4H37M5S</meta:editing-duration>
    <meta:editing-cycles>146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44" meta:word-count="1078" meta:character-count="5852" meta:non-whitespace-character-count="4986"/>
  </office:meta>
</office:document-meta>
</file>